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4.4492in"/>
    </style:style>
    <style:style style:name="co6" style:family="table-column">
      <style:table-column-properties fo:break-before="auto" style:column-width="0.5035in"/>
    </style:style>
    <style:style style:name="co7" style:family="table-column">
      <style:table-column-properties fo:break-before="auto" style:column-width="2.8299in"/>
    </style:style>
    <style:style style:name="co8" style:family="table-column">
      <style:table-column-properties fo:break-before="auto" style:column-width="1.0827in"/>
    </style:style>
    <style:style style:name="co9" style:family="table-column">
      <style:table-column-properties fo:break-before="auto" style:column-width="3.001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3.452in"/>
    </style:style>
    <style:style style:name="co12" style:family="table-column">
      <style:table-column-properties fo:break-before="auto" style:column-width="3.8917in"/>
    </style:style>
    <style:style style:name="co13" style:family="table-column">
      <style:table-column-properties fo:break-before="auto" style:column-width="2.3366in"/>
    </style:style>
    <style:style style:name="co14" style:family="table-column">
      <style:table-column-properties fo:break-before="auto" style:column-width="1.9937in"/>
    </style:style>
    <style:style style:name="co15" style:family="table-column">
      <style:table-column-properties fo:break-before="auto" style:column-width="3.5374in"/>
    </style:style>
    <style:style style:name="co16" style:family="table-column">
      <style:table-column-properties fo:break-before="auto" style:column-width="0.6319in"/>
    </style:style>
    <style:style style:name="co17" style:family="table-column">
      <style:table-column-properties fo:break-before="auto" style:column-width="0.825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e8f2a1"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</style:style>
    <style:style style:name="ce5" style:family="table-cell" style:parent-style-name="Default">
      <style:table-cell-properties fo:background-color="#b2b2b2" fo:wrap-option="wrap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bbe33d" fo:wrap-option="wrap"/>
      <style:text-properties fo:color="#111111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be33d"/>
    </style:style>
    <style:style style:name="ce10" style:family="table-cell" style:parent-style-name="Default">
      <style:table-cell-properties fo:background-color="#bbe33d" fo:wrap-option="wrap"/>
    </style:style>
    <style:style style:name="ce11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972f"/>
    </style:style>
    <style:style style:name="ce13" style:family="table-cell" style:parent-style-name="Default" style:data-style-name="N2">
      <style:table-cell-properties fo:background-color="#bbe33d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/>
      <style:text-properties fo:font-family="Monospace" fo:font-size="10pt" style:font-family-asian="Monospace" style:font-size-asian="10pt" style:font-family-complex="Monospace" style:font-size-complex="10pt"/>
    </style:style>
    <style:style style:name="T1" style:family="text">
      <style:text-properties fo:color="#800000" loext:opacity="100%" fo:font-family="Monospace" fo:font-size="10pt" fo:font-weight="bold" style:font-family-asian="Monospace" style:font-size-asian="10pt" style:font-weight-asian="bold" style:font-family-complex="Monospace" style:font-size-complex="10pt" style:font-weight-complex="bold"/>
    </style:style>
    <style:style style:name="T2" style:family="text">
      <style:text-properties fo:color="#000000" loext:opacity="100%" fo:font-family="Monospace" fo:font-size="10pt" style:font-family-asian="Monospace" style:font-size-asian="10pt" style:font-family-complex="Monospace" style:font-size-complex="10pt"/>
    </style:style>
    <style:style style:name="T3" style:family="text">
      <style:text-properties fo:color="#ff3737" loext:opacity="100%" fo:font-family="Monospace" fo:font-size="10pt" fo:font-style="italic" fo:font-weight="bold" style:font-family-asian="Monospace" style:font-size-asian="10pt" style:font-style-asian="italic" style:font-weight-asian="bold" style:font-family-complex="Monospace" style:font-size-complex="10pt" style:font-style-complex="italic" style:font-weight-complex="bold"/>
    </style:style>
    <style:style style:name="T4" style:family="text">
      <style:text-properties fo:color="#008000" loext:opacity="100%" fo:font-family="Monospace" fo:font-size="10pt" fo:font-weight="bold" style:font-family-asian="Monospace" style:font-size-asian="10pt" style:font-weight-asian="bold" style:font-family-complex="Monospace" style:font-size-complex="10pt" style:font-weight-complex="bold"/>
    </style:style>
    <style:style style:name="T5" style:family="text">
      <style:text-properties fo:color="#ff0000" loext:opacity="100%" fo:font-family="Monospace" fo:font-size="10pt" style:font-family-asian="Monospace" style:font-size-asian="10pt" style:font-family-complex="Monospace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LL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Model Name</text:p>
          </table:table-cell>
          <table:table-cell table:style-name="ce1" office:value-type="string" calcext:value-type="string">
            <text:p>Org</text:p>
          </table:table-cell>
          <table:table-cell table:style-name="ce1" office:value-type="string" calcext:value-type="string">
            <text:p>Model Size</text:p>
          </table:table-cell>
          <table:table-cell table:style-name="ce1" office:value-type="string" calcext:value-type="string">
            <text:p>Open-Src?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Use-case</text:p>
          </table:table-cell>
          <table:table-cell table:style-name="ce1" office:value-type="string" calcext:value-type="string">
            <text:p>Time-took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lama3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 most capable openly available LLM to date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/lesson-18-ai/vanna/docs/ollama-llema3-chromadb-sqlite-test-2.html</text:p>
          </table:table-cell>
          <table:table-cell office:value-type="string" calcext:value-type="string">
            <text:p>2189.45 se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odegemma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 collection of powerful, lightweight models that can perform a variety of coding tasks like fill-in-the-middle code completion, code generation, natural language understanding, mathematical reasoning, and instruction following.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/lesson-18-ai/vanna/docs/ollama-codegemma-chromadb-sqlite-test-2.html</text:p>
          </table:table-cell>
          <table:table-cell office:value-type="string" calcext:value-type="string">
            <text:p>2572.97 se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mma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 family of lightweight, state-of-the-art open models built by Google DeepMind. Updated to version 1.1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/lesson-18-ai/vanna/docs/ollama-gemma-chromadb-sqlite-test-2.html</text:p>
          </table:table-cell>
          <table:table-cell table:style-name="ce3" office:value-type="string" calcext:value-type="string">
            <text:p>2713.56 sec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qwen2</text:p>
          </table:table-cell>
          <table:table-cell office:value-type="string" calcext:value-type="string">
            <text:p>Alibaba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ew series of large language models from Alibaba group (1.5b, 0.5b)</text:p>
          </table:table-cell>
          <table:table-cell table:style-name="Default" office:value-type="string" calcext:value-type="string">
            <text:p>x</text:p>
          </table:table-cell>
          <table:table-cell table:number-columns-repeated="2"/>
          <table:table-cell table:style-name="ce7" office:value-type="string" calcext:value-type="string">
            <text:p>failed with ollama: resolved after upgrading Olla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stral</text:p>
          </table:table-cell>
          <table:table-cell office:value-type="string" calcext:value-type="string">
            <text:p>Mistral AI,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leased by Mistral AI, updated to version 0.3.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lesson-18-ai/vanna/docs/ollama-mistral-chromadb-sqlite-test-2.html</text:p>
          </table:table-cell>
          <table:table-cell table:style-name="ce3" office:value-type="string" calcext:value-type="string">
            <text:p>3101.98 se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i3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3.8B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 family of lightweight <text:s/>state-of-the-art open models by Microsoft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lesson-18-ai/vanna/docs/ollama-phi3-chromadb-sqlite-test-2.html</text:p>
          </table:table-cell>
          <table:table-cell table:style-name="ce3" office:value-type="string" calcext:value-type="string">
            <text:p>2083.60 se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ya</text:p>
          </table:table-cell>
          <table:table-cell office:value-type="string" calcext:value-type="string">
            <text:p>Cohere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 new family of state-of-the-art, multilingual models that support 23 languages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lesson-18-ai/vanna/docs/ollama-aya-chromadb-sqlite-test-2.html</text:p>
          </table:table-cell>
          <table:table-cell office:value-type="string" calcext:value-type="string">
            <text:p>2988.49 sec</text:p>
          </table:table-cell>
          <table:table-cell table:number-columns-repeated="1016"/>
        </table:table-row>
        <table:table-row table:style-name="ro3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5" office:value-type="string" calcext:value-type="string">
            <text:p>starcoder2:7b</text:p>
          </table:table-cell>
          <table:table-cell table:style-name="ce5" office:value-type="string" calcext:value-type="string">
            <text:p>BigCode</text:p>
          </table:table-cell>
          <table:table-cell table:style-name="ce5" office:value-type="string" calcext:value-type="string">
            <text:p>7B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big Code group: HF, SNOW, NVDIA, many Univs</text:p>
          </table:table-cell>
          <table:table-cell table:style-name="ce6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terrible</text:p>
          </table:table-cell>
          <table:table-cell table:style-name="ce6" table:number-columns-repeated="1015"/>
        </table:table-row>
        <table:table-row table:style-name="ro3">
          <table:table-cell table:style-name="ce5" office:value-type="string" calcext:value-type="string">
            <text:p>starcoder2:3b</text:p>
          </table:table-cell>
          <table:table-cell table:style-name="ce5" office:value-type="string" calcext:value-type="string">
            <text:p>BigCode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Y</text:p>
          </table:table-cell>
          <table:table-cell table:style-name="ce5"/>
          <table:table-cell table:style-name="ce6"/>
          <table:table-cell table:style-name="ce5" table:number-columns-repeated="2"/>
          <table:table-cell table:style-name="ce5" office:value-type="string" calcext:value-type="string">
            <text:p>terrible</text:p>
          </table:table-cell>
          <table:table-cell table:style-name="ce6" table:number-columns-repeated="1015"/>
        </table:table-row>
        <table:table-row table:style-name="ro3">
          <table:table-cell table:style-name="Default" table:number-columns-repeated="9"/>
          <table:table-cell table:number-columns-repeated="1015"/>
        </table:table-row>
        <table:table-row table:style-name="ro3">
          <table:table-cell office:value-type="string" calcext:value-type="string">
            <text:p>dbrx</text:p>
          </table:table-cell>
          <table:table-cell office:value-type="string" calcext:value-type="string">
            <text:p>DataBricks</text:p>
          </table:table-cell>
          <table:table-cell office:value-type="string" calcext:value-type="string">
            <text:p>132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pen, general-purpose LLM created by Databricks</text:p>
          </table:table-cell>
          <table:table-cell table:number-columns-repeated="3"/>
          <table:table-cell office:value-type="string" calcext:value-type="string">
            <text:p>too big</text:p>
          </table:table-cell>
          <table:table-cell table:number-columns-repeated="1015"/>
        </table:table-row>
        <table:table-row table:style-name="ro3">
          <table:table-cell table:style-name="Default" table:number-columns-repeated="9"/>
          <table:table-cell table:number-columns-repeated="1015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uestion-resul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5" table:default-cell-style-name="Default"/>
        <table:table-column table:style-name="co15" table:default-cell-style-name="ce2"/>
        <table:table-column table:style-name="co10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10" table:number-columns-repeated="1006" table:default-cell-style-name="Default"/>
        <table:table-row table:style-name="ro3">
          <table:table-cell table:style-name="ce8" office:value-type="string" calcext:value-type="string">
            <text:p>Question</text:p>
          </table:table-cell>
          <table:table-cell table:style-name="ce8" office:value-type="string" calcext:value-type="string">
            <text:p>SQL (generated)</text:p>
          </table:table-cell>
          <table:table-cell table:style-name="ce8" office:value-type="string" calcext:value-type="string">
            <text:p>plotly (generated)</text:p>
          </table:table-cell>
          <table:table-cell table:style-name="ce8" office:value-type="string" calcext:value-type="string">
            <text:p>comment</text:p>
          </table:table-cell>
          <table:table-cell table:number-columns-repeated="5"/>
          <table:table-cell table:style-name="ce1" office:value-type="string" calcext:value-type="string">
            <text:p>Question</text:p>
          </table:table-cell>
          <table:table-cell table:style-name="ce11" office:value-type="string" calcext:value-type="string">
            <text:p>llama3</text:p>
          </table:table-cell>
          <table:table-cell table:style-name="ce11" office:value-type="string" calcext:value-type="string">
            <text:p>qwen2</text:p>
          </table:table-cell>
          <table:table-cell table:style-name="ce11" office:value-type="string" calcext:value-type="string">
            <text:p>codegemma</text:p>
          </table:table-cell>
          <table:table-cell table:style-name="ce11" office:value-type="string" calcext:value-type="string">
            <text:p>gemma</text:p>
          </table:table-cell>
          <table:table-cell table:style-name="ce11" office:value-type="string" calcext:value-type="string">
            <text:p>mistral</text:p>
          </table:table-cell>
          <table:table-cell table:style-name="ce16" office:value-type="string" calcext:value-type="string">
            <text:p>aya</text:p>
          </table:table-cell>
          <table:table-cell table:style-name="ce16" office:value-type="string" calcext:value-type="string">
            <text:p>starcoder2</text:p>
          </table:table-cell>
          <table:table-cell table:style-name="ce16" office:value-type="string" calcext:value-type="string">
            <office:annotation draw:style-name="gr1" draw:text-style-name="P2" svg:width="1.1413in" svg:height="0.7083in" svg:x="26.8228in" svg:y="0in" draw:caption-point-x="-0.2402in" draw:caption-point-y="0.0039in">
              <dc:date>2024-06-15T00:00:00</dc:date>
              <text:p text:style-name="P1">Gives explanation</text:p>
              <text:p text:style-name="P1"/>
            </office:annotation>
            <text:p>phi3</text:p>
          </table:table-cell>
          <table:table-cell table:number-columns-repeated="1005"/>
        </table:table-row>
        <table:table-row table:style-name="ro3">
          <table:table-cell table:number-columns-repeated="9"/>
          <table:table-cell office:value-type="string" calcext:value-type="string">
            <office:annotation draw:style-name="gr1" draw:text-style-name="P2" svg:width="1.1413in" svg:height="1.05in" svg:x="19.8925in" svg:y="0in" draw:caption-point-x="-0.2402in" draw:caption-point-y="0.1819in">
              <dc:date>2024-06-15T00:00:00</dc:date>
              <text:p text:style-name="P3"><text:span text:style-name="T1">SELECT</text:span><text:span text:style-name="T2"> </text:span><text:span text:style-name="T3">name</text:span><text:span text:style-name="T2"> </text:span><text:span text:style-name="T1">FROM</text:span><text:span text:style-name="T2"> </text:span><text:span text:style-name="T3">sqlite_maste</text:span><text:span text:style-name="T3">r</text:span></text:p>
              <text:p text:style-name="P3"><text:span text:style-name="T1">WHERE</text:span><text:span text:style-name="T2"> </text:span><text:span text:style-name="T1">type</text:span><text:span text:style-name="T2"> = </text:span><text:span text:style-name="T4">'table'</text:span><text:span text:style-name="T5">;</text:span></text:p>
            </office:annotation>
            <text:p>Can you list all tables in the SQLite database catalog?</text:p>
          </table:table-cell>
          <table:table-cell table:number-columns-repeated="6" office:value-type="string" calcext:value-type="string">
            <text:p>pass</text:p>
          </table:table-cell>
          <table:table-cell office:value-type="string" calcext:value-type="string">
            <office:annotation draw:style-name="gr1" draw:text-style-name="P2" svg:width="1.1413in" svg:height="0.7083in" svg:x="25.9343in" svg:y="0in" draw:caption-point-x="-0.2402in" draw:caption-point-y="0.1819in">
              <dc:date>2024-06-15T00:00:00</dc:date>
              <text:p text:style-name="P1">SQLite doesn't seem to have a way to do this</text:p>
            </office:annotation>
            <text:p>failed</text:p>
          </table:table-cell>
          <table:table-cell office:value-type="string" calcext:value-type="string">
            <text:p>failed</text:p>
          </table:table-cell>
          <table:table-cell table:number-columns-repeated="1005"/>
        </table:table-row>
        <table:table-row table:style-name="ro3">
          <table:table-cell table:number-columns-repeated="9"/>
          <table:table-cell office:value-type="string" calcext:value-type="string">
            <text:p>which table stores customer's orders</text:p>
          </table:table-cell>
          <table:table-cell table:number-columns-repeated="4" office:value-type="string" calcext:value-type="string">
            <text:p>pass</text:p>
          </table:table-cell>
          <table:table-cell table:style-name="ce12" office:value-type="string" calcext:value-type="string">
            <text:p>faile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office:annotation draw:style-name="gr1" draw:text-style-name="P2" svg:width="1.1413in" svg:height="0.7083in" svg:x="25.9343in" svg:y="0in" draw:caption-point-x="-0.2402in" draw:caption-point-y="0.3594in">
              <dc:date>2024-06-15T00:00:00</dc:date>
              <text:p text:style-name="P1">Timed out</text:p>
              <text:p text:style-name="P1"/>
            </office:annotation>
            <text:p>failed</text:p>
          </table:table-cell>
          <table:table-cell office:value-type="string" calcext:value-type="string">
            <text:p>failed</text:p>
          </table:table-cell>
          <table:table-cell table:number-columns-repeated="1005"/>
        </table:table-row>
        <table:table-row table:style-name="ro3">
          <table:table-cell table:number-columns-repeated="9"/>
          <table:table-cell office:value-type="string" calcext:value-type="string">
            <text:p>How many customers are there</text:p>
          </table:table-cell>
          <table:table-cell table:number-columns-repeated="6"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pass</text:p>
          </table:table-cell>
          <table:table-cell table:number-columns-repeated="1005"/>
        </table:table-row>
        <table:table-row table:style-name="ro3">
          <table:table-cell table:number-columns-repeated="9"/>
          <table:table-cell office:value-type="string" calcext:value-type="string">
            <text:p>what are the top 5 countries that customers come from?</text:p>
          </table:table-cell>
          <table:table-cell table:number-columns-repeated="4" office:value-type="string" calcext:value-type="string">
            <text:p>pass</text:p>
          </table:table-cell>
          <table:table-cell table:style-name="ce12" office:value-type="string" calcext:value-type="string">
            <text:p>failed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failed</text:p>
          </table:table-cell>
          <table:table-cell table:number-columns-repeated="1005"/>
        </table:table-row>
        <table:table-row table:style-name="ro3">
          <table:table-cell table:number-columns-repeated="9"/>
          <table:table-cell office:value-type="string" calcext:value-type="string">
            <text:p>List all albums and their corresponding artist names</text:p>
          </table:table-cell>
          <table:table-cell office:value-type="string" calcext:value-type="string">
            <office:annotation draw:style-name="gr1" draw:text-style-name="P2" svg:width="1.1413in" svg:height="0.7083in" svg:x="20.7815in" svg:y="0.2984in" draw:caption-point-x="-0.2402in" draw:caption-point-y="0.5945in">
              <dc:date>2024-06-15T00:00:00</dc:date>
              <text:p text:style-name="P1">SQL ok, plotly wrong</text:p>
            </office:annotation>
            <text:p>pass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office:annotation draw:style-name="gr1" draw:text-style-name="P2" svg:width="1.1413in" svg:height="0.7083in" svg:x="26.8228in" svg:y="0.2984in" draw:caption-point-x="-0.2402in" draw:caption-point-y="0.5945in">
              <dc:date>2024-06-15T00:00:00</dc:date>
              <text:p text:style-name="P1">SQL ok, plotly poor</text:p>
            </office:annotation>
            <text:p>mixed</text:p>
          </table:table-cell>
          <table:table-cell table:number-columns-repeated="1005"/>
        </table:table-row>
        <table:table-row table:style-name="ro1">
          <table:table-cell table:number-columns-repeated="9"/>
          <table:table-cell office:value-type="string" calcext:value-type="string">
            <text:p>Find all tracks with a name containing "What" (case-insensitive)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office:annotation draw:style-name="gr1" draw:text-style-name="P2" svg:width="1.1413in" svg:height="0.7083in" svg:x="21.6701in" svg:y="0.476in" draw:caption-point-x="-0.2402in" draw:caption-point-y="0.5945in">
              <dc:date>2024-06-15T00:00:00</dc:date>
              <text:p text:style-name="P1">SQL ok, plotly not good</text:p>
            </office:annotation>
            <text:p>pass</text:p>
          </table:table-cell>
          <table:table-cell office:value-type="string" calcext:value-type="string">
            <office:annotation draw:style-name="gr1" draw:text-style-name="P2" svg:width="1.1413in" svg:height="0.7083in" svg:x="22.3024in" svg:y="0.476in" draw:caption-point-x="-0.2402in" draw:caption-point-y="0.5945in">
              <dc:date>2024-06-15T00:00:00</dc:date>
              <text:p text:style-name="P1">Plotly is impressive</text:p>
            </office:annotation>
            <text:p>pass</text:p>
          </table:table-cell>
          <table:table-cell table:style-name="ce12" office:value-type="string" calcext:value-type="string">
            <text:p>failed</text:p>
          </table:table-cell>
          <table:table-cell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failed</text:p>
          </table:table-cell>
          <table:table-cell table:number-columns-repeated="1005"/>
        </table:table-row>
        <table:table-row table:style-name="ro3">
          <table:table-cell table:number-columns-repeated="9"/>
          <table:table-cell office:value-type="string" calcext:value-type="string">
            <text:p>Get the total number of invoices for each customer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office:annotation draw:style-name="gr1" draw:text-style-name="P2" svg:width="1.1413in" svg:height="0.7083in" svg:x="22.3024in" svg:y="0.8075in" draw:caption-point-x="-0.2402in" draw:caption-point-y="0.5945in">
              <dc:date>2024-06-15T00:00:00</dc:date>
              <text:p text:style-name="P1">Plotly is impressive</text:p>
              <text:p text:style-name="P1"/>
            </office:annotation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1008"/>
        </table:table-row>
        <table:table-row table:style-name="ro3">
          <table:table-cell table:number-columns-repeated="9"/>
          <table:table-cell office:value-type="string" calcext:value-type="string">
            <text:p>Find the total number of invoices per country:</text:p>
          </table:table-cell>
          <table:table-cell table:number-columns-repeated="5" office:value-type="string" calcext:value-type="string">
            <text:p>pass</text:p>
          </table:table-cell>
          <table:table-cell table:number-columns-repeated="1008"/>
        </table:table-row>
        <table:table-row table:style-name="ro3">
          <table:table-cell table:number-columns-repeated="9"/>
          <table:table-cell office:value-type="string" calcext:value-type="string">
            <text:p>List all invoices with a total exceeding $10:</text:p>
          </table:table-cell>
          <table:table-cell office:value-type="string" calcext:value-type="string">
            <office:annotation draw:style-name="gr1" draw:text-style-name="P2" svg:width="1.1413in" svg:height="0.7083in" svg:x="20.7815in" svg:y="1.163in" draw:caption-point-x="-0.2402in" draw:caption-point-y="0.5945in">
              <dc:date>2024-06-15T00:00:00</dc:date>
              <text:p text:style-name="P1">SQL ok, plotly not good</text:p>
            </office:annotation>
            <text:p>pass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office:annotation draw:style-name="gr1" draw:text-style-name="P2" svg:width="1.1413in" svg:height="0.7083in" svg:x="24.0161in" svg:y="1.163in" draw:caption-point-x="-0.2402in" draw:caption-point-y="0.5945in">
              <dc:date>2024-06-15T00:00:00</dc:date>
              <text:p text:style-name="P1">Plotly not good</text:p>
            </office:annotation>
            <text:p>pass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Find all invoices since 2010 and the total amount invoiced:</text:p>
          </table:table-cell>
          <table:table-cell table:style-name="ce12" office:value-type="string" calcext:value-type="string">
            <text:p>failed</text:p>
          </table:table-cell>
          <table:table-cell office:value-type="string" calcext:value-type="string">
            <text:p>pass</text:p>
          </table:table-cell>
          <table:table-cell table:style-name="ce15" office:value-type="string" calcext:value-type="string">
            <office:annotation draw:style-name="gr1" draw:text-style-name="P2" svg:width="1.1413in" svg:height="0.7083in" svg:x="22.3024in" svg:y="1.3406in" draw:caption-point-x="-0.2402in" draw:caption-point-y="0.5945in">
              <dc:date>2024-06-15T00:00:00</dc:date>
              <text:p text:style-name="P1">Add group by month</text:p>
            </office:annotation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List all employees and their reporting manager's name (if any)</text:p>
          </table:table-cell>
          <table:table-cell office:value-type="string" calcext:value-type="string">
            <office:annotation draw:style-name="gr1" draw:text-style-name="P2" svg:width="1.1413in" svg:height="0.7083in" svg:x="20.7815in" svg:y="1.672in" draw:caption-point-x="-0.2402in" draw:caption-point-y="0.5945in">
              <dc:date>2024-06-15T00:00:00</dc:date>
              <text:p text:style-name="P1">SQL ok, plotly not good</text:p>
            </office:annotation>
            <text:p>pass</text:p>
          </table:table-cell>
          <table:table-cell office:value-type="string" calcext:value-type="string">
            <office:annotation draw:style-name="gr1" draw:text-style-name="P2" svg:width="1.1413in" svg:height="0.7083in" svg:x="21.6701in" svg:y="1.672in" draw:caption-point-x="-0.2402in" draw:caption-point-y="0.5945in">
              <dc:date>2024-06-15T00:00:00</dc:date>
              <text:p text:style-name="P1">SQL ok, not plotly</text:p>
              <text:p text:style-name="P1"/>
            </office:annotation>
            <text:p>pass</text:p>
          </table:table-cell>
          <table:table-cell office:value-type="string" calcext:value-type="string">
            <office:annotation draw:style-name="gr1" draw:text-style-name="P2" svg:width="1.1413in" svg:height="0.7083in" svg:x="22.3024in" svg:y="1.672in" draw:caption-point-x="-0.2402in" draw:caption-point-y="0.5945in">
              <dc:date>2024-06-15T00:00:00</dc:date>
              <text:p text:style-name="P1">Does a nice job of concat first/last name</text:p>
            </office:annotation>
            <text:p>pass</text:p>
          </table:table-cell>
          <table:table-cell office:value-type="string" calcext:value-type="string">
            <text:p>pass</text:p>
          </table:table-cell>
          <table:table-cell table:style-name="ce12" office:value-type="string" calcext:value-type="string">
            <text:p>failed</text:p>
          </table:table-cell>
          <table:table-cell table:number-columns-repeated="1008"/>
        </table:table-row>
        <table:table-row table:style-name="ro3">
          <table:table-cell table:number-columns-repeated="9"/>
          <table:table-cell office:value-type="string" calcext:value-type="string">
            <text:p>Get the average invoice total for each customer</text:p>
          </table:table-cell>
          <table:table-cell table:number-columns-repeated="5" office:value-type="string" calcext:value-type="string">
            <text:p>pass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Find the top 5 most expensive tracks (based on unit price)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office:annotation draw:style-name="gr1" draw:text-style-name="P2" svg:width="1.1413in" svg:height="0.7083in" svg:x="21.6701in" svg:y="2.1811in" draw:caption-point-x="-0.2402in" draw:caption-point-y="0.5945in">
              <dc:date>2024-06-15T00:00:00</dc:date>
              <text:p text:style-name="P1">Plotly is nice</text:p>
            </office:annotation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style-name="ce12" office:value-type="string" calcext:value-type="string">
            <text:p>failed</text:p>
          </table:table-cell>
          <table:table-cell table:number-columns-repeated="1008"/>
        </table:table-row>
        <table:table-row table:style-name="ro3">
          <table:table-cell table:number-columns-repeated="9"/>
          <table:table-cell office:value-type="string" calcext:value-type="string">
            <text:p>List all genres and the number of tracks in each genre:</text:p>
          </table:table-cell>
          <table:table-cell table:number-columns-repeated="5" office:value-type="string" calcext:value-type="string">
            <text:p>pass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Get all genres that do not have any tracks associated with them: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office:annotation draw:style-name="gr1" draw:text-style-name="P2" svg:width="1.1413in" svg:height="0.7083in" svg:x="23.1272in" svg:y="2.6902in" draw:caption-point-x="-0.2402in" draw:caption-point-y="0.5945in">
              <dc:date>2024-06-15T00:00:00</dc:date>
              <text:p text:style-name="P1">Plotly failed</text:p>
            </office:annotation>
            <text:p>pass</text:p>
          </table:table-cell>
          <table:table-cell office:value-type="string" calcext:value-type="string">
            <text:p>pass</text:p>
          </table:table-cell>
          <table:table-cell table:number-columns-repeated="1008"/>
        </table:table-row>
        <table:table-row table:style-name="ro3">
          <table:table-cell table:number-columns-repeated="9"/>
          <table:table-cell office:value-type="string" calcext:value-type="string">
            <text:p>List all customers who have not placed any orders:</text:p>
          </table:table-cell>
          <table:table-cell table:number-columns-repeated="2" office:value-type="string" calcext:value-type="string">
            <text:p>pass</text:p>
          </table:table-cell>
          <table:table-cell table:style-name="ce14" office:value-type="string" calcext:value-type="string">
            <text:p>failed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pass</text:p>
          </table:table-cell>
          <table:table-cell table:number-columns-repeated="1008"/>
        </table:table-row>
        <table:table-row table:style-name="ro2">
          <table:table-cell table:number-columns-repeated="9"/>
          <table:table-cell office:value-type="string" calcext:value-type="string">
            <text:p>There are 3 tables: artists, albums and tracks, where albums and artists are linked by ArtistId, albums and tracks are linked by AlbumId, <text:s text:c="4"/>Can you find the top 10 most popular artists based on the number of tracks</text:p>
          </table:table-cell>
          <table:table-cell table:number-columns-repeated="4" office:value-type="string" calcext:value-type="string">
            <text:p>pass</text:p>
          </table:table-cell>
          <table:table-cell table:style-name="ce12" office:value-type="string" calcext:value-type="string">
            <text:p>failed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List all customers from Canada and their email addresses:</text:p>
          </table:table-cell>
          <table:table-cell table:number-columns-repeated="2" office:value-type="string" calcext:value-type="string">
            <text:p>pass</text:p>
          </table:table-cell>
          <table:table-cell table:style-name="ce14" office:value-type="string" calcext:value-type="string">
            <office:annotation draw:style-name="gr1" draw:text-style-name="P2" svg:width="1.1413in" svg:height="0.7083in" svg:x="22.3024in" svg:y="3.8413in" draw:caption-point-x="-0.2402in" draw:caption-point-y="0.5945in">
              <dc:date>2024-06-15T00:00:00</dc:date>
              <text:p text:style-name="P1">Missing single-quote</text:p>
            </office:annotation>
            <text:p>failed</text:p>
          </table:table-cell>
          <table:table-cell table:style-name="ce12" office:value-type="string" calcext:value-type="string">
            <text:p>failed</text:p>
          </table:table-cell>
          <table:table-cell office:value-type="string" calcext:value-type="string">
            <text:p>pass</text:p>
          </table:table-cell>
          <table:table-cell table:number-columns-repeated="1008"/>
        </table:table-row>
        <table:table-row table:style-name="ro3">
          <table:table-cell table:number-columns-repeated="9"/>
          <table:table-cell office:value-type="string" calcext:value-type="string">
            <text:p>Find the customer with the most invoices </text:p>
          </table:table-cell>
          <table:table-cell table:number-columns-repeated="5" office:value-type="string" calcext:value-type="string">
            <text:p>pass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Find the customer who bought the most albums in total quantity (across all invoices)</text:p>
          </table:table-cell>
          <table:table-cell office:value-type="string" calcext:value-type="string">
            <text:p>pass</text:p>
          </table:table-cell>
          <table:table-cell table:style-name="ce14" office:value-type="string" calcext:value-type="string">
            <office:annotation draw:style-name="gr1" draw:text-style-name="P2" svg:width="1.1413in" svg:height="0.7083in" svg:x="21.6701in" svg:y="4.3504in" draw:caption-point-x="-0.2402in" draw:caption-point-y="0.5945in">
              <dc:date>2024-06-15T00:00:00</dc:date>
              <text:p text:style-name="P1">SQL error</text:p>
            </office:annotation>
            <text:p>failed</text:p>
          </table:table-cell>
          <table:table-cell office:value-type="string" calcext:value-type="string">
            <office:annotation draw:style-name="gr1" draw:text-style-name="P2" svg:width="1.1413in" svg:height="0.7083in" svg:x="22.3024in" svg:y="4.3504in" draw:caption-point-x="-0.2402in" draw:caption-point-y="0.5945in">
              <dc:date>2024-06-15T00:00:00</dc:date>
              <text:p text:style-name="P1">Joined 5 tables (not necessary)</text:p>
            </office:annotation>
            <text:p>pass</text:p>
          </table:table-cell>
          <table:table-cell office:value-type="string" calcext:value-type="string">
            <text:p>pass</text:p>
          </table:table-cell>
          <table:table-cell table:style-name="ce12" office:value-type="string" calcext:value-type="string">
            <text:p>failed</text:p>
          </table:table-cell>
          <table:table-cell table:number-columns-repeated="1008"/>
        </table:table-row>
        <table:table-row table:style-name="ro4">
          <table:table-cell table:number-columns-repeated="9"/>
          <table:table-cell office:value-type="string" calcext:value-type="string">
            <text:p>Hint: album quantity is found in invoice_items, <text:s text:c="10"/>Find the top 5 customers who bought the most albums in total quantity (across all invoices):</text:p>
          </table:table-cell>
          <table:table-cell table:number-columns-repeated="5" office:value-type="string" calcext:value-type="string">
            <text:p>pass</text:p>
          </table:table-cell>
          <table:table-cell table:number-columns-repeated="1008"/>
        </table:table-row>
        <table:table-row table:style-name="ro2">
          <table:table-cell table:number-columns-repeated="9"/>
          <table:table-cell office:value-type="string" calcext:value-type="string">
            <text:p><text:s text:c="5"/>Find the top 5 customers who spent the most money overall, <text:s text:c="12"/>Hint: order total can be found on invoices table, calculation using invoice_items detail table is unnecessary 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table:style-name="ce14" office:value-type="string" calcext:value-type="string">
            <text:p>failed</text:p>
          </table:table-cell>
          <table:table-cell office:value-type="string" calcext:value-type="string">
            <text:p>pass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Get all playlists containing at least 10 tracks and the total duration of those tracks:</text:p>
          </table:table-cell>
          <table:table-cell table:number-columns-repeated="4" office:value-type="string" calcext:value-type="string">
            <text:p>pass</text:p>
          </table:table-cell>
          <table:table-cell table:style-name="ce12" office:value-type="string" calcext:value-type="string">
            <text:p>failed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Identify artists who have albums with tracks appearing in multiple genres:</text:p>
          </table:table-cell>
          <table:table-cell office:value-type="string" calcext:value-type="string">
            <text:p>pass</text:p>
          </table:table-cell>
          <table:table-cell table:style-name="ce14" office:value-type="string" calcext:value-type="string">
            <text:p>failed</text:p>
          </table:table-cell>
          <table:table-cell office:value-type="string" calcext:value-type="string">
            <text:p>pass</text:p>
          </table:table-cell>
          <table:table-cell table:style-name="ce14" office:value-type="string" calcext:value-type="string">
            <text:p>failed</text:p>
          </table:table-cell>
          <table:table-cell office:value-type="string" calcext:value-type="string">
            <text:p>pass</text:p>
          </table:table-cell>
          <table:table-cell table:number-columns-repeated="1008"/>
        </table:table-row>
        <table:table-row table:style-name="ro3" table:number-rows-repeated="2">
          <table:table-cell table:number-columns-repeated="1023"/>
        </table:table-row>
        <table:table-row table:style-name="ro3">
          <table:table-cell table:style-name="ce9" table:number-columns-repeated="9"/>
          <table:table-cell table:style-name="ce10" office:value-type="string" calcext:value-type="string">
            <text:p>Success-rate (%)</text:p>
          </table:table-cell>
          <table:table-cell table:style-name="ce13" table:formula="of:=(24-1)/24*100" office:value-type="float" office:value="95.8333333333333" calcext:value-type="float">
            <text:p>95.83</text:p>
          </table:table-cell>
          <table:table-cell table:style-name="ce13" table:formula="of:=(24-2)/24*100" office:value-type="float" office:value="91.6666666666667" calcext:value-type="float">
            <text:p>91.67</text:p>
          </table:table-cell>
          <table:table-cell table:style-name="ce13" table:formula="of:=(24-3)/24*100" office:value-type="float" office:value="87.5" calcext:value-type="float">
            <text:p>87.50</text:p>
          </table:table-cell>
          <table:table-cell table:style-name="ce13" table:formula="of:=(24-4)/24*100" office:value-type="float" office:value="83.3333333333333" calcext:value-type="float">
            <text:p>83.33</text:p>
          </table:table-cell>
          <table:table-cell table:style-name="ce13" table:formula="of:=(24-7)/24*100" office:value-type="float" office:value="70.8333333333333" calcext:value-type="float">
            <text:p>70.83</text:p>
          </table:table-cell>
          <table:table-cell table:style-name="ce13" table:number-columns-repeated="3"/>
          <table:table-cell table:style-name="ce9" table:number-columns-repeated="1005"/>
        </table:table-row>
        <table:table-row table:style-name="ro3" table:number-rows-repeated="1048547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  <table:database-ranges>
        <table:database-range table:name="__Anonymous_Sheet_DB__1" table:target-range-address="'Question-results'.M1:'Question-results'.Q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23:09:36.560433938</meta:creation-date>
    <dc:date>2024-06-15T20:46:04.466086953</dc:date>
    <meta:editing-duration>PT15H40M42S</meta:editing-duration>
    <meta:editing-cycles>23</meta:editing-cycles>
    <meta:generator>LibreOffice/7.3.7.2$Linux_X86_64 LibreOffice_project/30$Build-2</meta:generator>
    <meta:document-statistic meta:table-count="2" meta:cell-count="258" meta:object-count="0"/>
  </office:meta>
</office:document-meta>
</file>